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98in" fo:break-before="auto" style:use-optimal-row-height="true"/>
    </style:style>
    <style:style style:name="ro1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7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7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2];[.H43];[.H65];[.H87])" office:value-type="float" office:value="93980" calcext:value-type="float">
            <text:p>93980</text:p>
          </table:table-cell>
          <table:table-cell table:formula="of:=SUM([.K3];[.K2];[.K6];[.K22])" office:value-type="float" office:value="58800" calcext:value-type="float">
            <text:p>58800</text:p>
          </table:table-cell>
          <table:table-cell/>
          <table:table-cell office:value-type="string" calcext:value-type="string">
            <text:p>gena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400)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6400" calcext:value-type="float">
            <text:p>6400</text:p>
          </table:table-cell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 table:number-columns-repeated="5"/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9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30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)" office:value-type="float" office:value="387.5" calcext:value-type="float">
            <text:p>38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/>
          <table:table-cell table:formula="of:=SUM([.G45];[.G67])" office:value-type="float" office:value="42100" calcext:value-type="float">
            <text:p>421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780" calcext:value-type="float">
            <text:p>2978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table:number-columns-repeated="3"/>
          <table:table-cell table:style-name="ce17" table:formula="of:=SUM([.B67:.F67])" office:value-type="float" office:value="12800" calcext:value-type="float">
            <text:p>12800</text:p>
          </table:table-cell>
          <table:table-cell table:style-name="ce23" table:formula="of:=SUM([.B87:.F87])" office:value-type="float" office:value="948.901098901099" calcext:value-type="float">
            <text:p>948.901098901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7:.F87])" office:value-type="float" office:value="948.901098901099" calcext:value-type="float">
            <text:p>948.9010989011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7:.F87])" office:value-type="float" office:value="948.901098901099" calcext:value-type="float">
            <text:p>948.901098901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17"/>
          <table:table-cell table:style-name="ce18" table:formula="of:=SUM([.B87:.F87])" office:value-type="float" office:value="948.901098901099" calcext:value-type="float">
            <text:p>948.901098901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87];[.E87];[.F87])" office:value-type="float" office:value="464.285714285714" calcext:value-type="float">
            <text:p>464.285714285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7:.E87])" office:value-type="float" office:value="948.901098901099" calcext:value-type="float">
            <text:p>948.901098901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4">
          <table:table-cell/>
          <table:table-cell table:number-columns-repeated="4" office:value-type="string" calcext:value-type="string">
            <text:p>- Sargis</text:p>
          </table:table-cell>
          <table:table-cell/>
          <table:table-cell table:style-name="ce17"/>
          <table:table-cell table:style-name="ce18" table:formula="of:=SUM([.B87:.F87])" office:value-type="float" office:value="948.901098901099" calcext:value-type="float">
            <text:p>948.901098901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Gayane</text:p>
          </table:table-cell>
          <table:table-cell table:number-columns-repeated="4"/>
          <table:table-cell table:style-name="ce17"/>
          <table:table-cell table:style-name="ce18" table:formula="of:=SUM([.C87])" office:value-type="float" office:value="484.615384615385" calcext:value-type="float">
            <text:p>4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/>
          <table:table-cell table:style-name="ce18" table:formula="of:=SUM([.B87:.F87])" office:value-type="float" office:value="948.901098901099" calcext:value-type="float">
            <text:p>948.901098901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23"/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4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4">
          <table:table-cell table:number-columns-repeated="2"/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Stepan</text:p>
          </table:table-cell>
          <table:table-cell table:number-columns-repeated="2"/>
          <table:table-cell table:formula="of:=SUM([.B87:.E87])" office:value-type="float" office:value="948.901098901099" calcext:value-type="float">
            <text:p>948.9010989011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4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B87:.E87])" office:value-type="float" office:value="948.901098901099" calcext:value-type="float">
            <text:p>948.901098901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948.901098901099" calcext:value-type="float">
            <text:p>948.901098901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948.901098901099" calcext:value-type="float">
            <text:p>948.901098901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:.F87])" office:value-type="float" office:value="948.901098901099" calcext:value-type="float">
            <text:p>948.901098901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7];[.E87];[.F87])" office:value-type="float" office:value="464.285714285714" calcext:value-type="float">
            <text:p>464.2857142857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9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3" office:value-type="float" office:value="0" calcext:value-type="float">
            <text:p>0</text:p>
          </table:table-cell>
          <table:table-cell table:style-name="ce17" table:formula="of:=[.E67]/16" office:value-type="float" office:value="0" calcext:value-type="float">
            <text:p>0</text:p>
          </table:table-cell>
          <table:table-cell table:style-name="ce17" table:formula="of:=[.F67]/10" office:value-type="float" office:value="0" calcext:value-type="float">
            <text:p>0</text:p>
          </table:table-cell>
          <table:table-cell/>
          <table:table-cell table:style-name="ce17" table:formula="of:=SUM([.H67:.H86])" office:value-type="float" office:value="12800" calcext:value-type="float">
            <text:p>128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22:34:10.952239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24T22:41:14.760466398</dc:date>
    <meta:editing-duration>P2DT13H38M8S</meta:editing-duration>
    <meta:editing-cycles>1237</meta:editing-cycles>
    <meta:generator>LibreOffice/4.2.8.2$Linux_X86_64 LibreOffice_project/420m0$Build-2</meta:generator>
    <meta:document-statistic meta:table-count="9" meta:cell-count="2889" meta:object-count="0"/>
  </office:meta>
</office:document-meta>
</file>